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UN6.0" svg:font-family="SUN6.0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85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115.14pt"/>
    </style:style>
    <style:style style:name="co4" style:family="table-column">
      <style:table-column-properties fo:break-before="auto" style:column-width="32.71pt"/>
    </style:style>
    <style:style style:name="co5" style:family="table-column">
      <style:table-column-properties fo:break-before="auto" style:column-width="74.21pt"/>
    </style:style>
    <style:style style:name="co6" style:family="table-column">
      <style:table-column-properties fo:break-before="auto" style:column-width="13.44pt"/>
    </style:style>
    <style:style style:name="co7" style:family="table-column">
      <style:table-column-properties fo:break-before="auto" style:column-width="446.66pt"/>
    </style:style>
    <style:style style:name="co8" style:family="table-column">
      <style:table-column-properties fo:break-before="auto" style:column-width="190.3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SUN6.0"/>
    </style:style>
    <style:style style:name="ce2" style:family="table-cell" style:parent-style-name="Default">
      <style:text-properties style:font-name="SUN6.0" fo:font-size="26pt" style:font-size-asian="26pt" style:font-size-complex="26pt"/>
    </style:style>
    <style:style style:name="ce3" style:family="table-cell" style:parent-style-name="Default" style:data-style-name="N100">
      <style:text-properties style:font-name="SUN6.0"/>
    </style:style>
  </office:automatic-styles>
  <office:body>
    <office:spreadsheet>
      <table:calculation-settings table:automatic-find-labels="false" table:use-regular-expressions="false" table:use-wildcards="true"/>
      <table:table table:name="merged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/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ye,see: day,s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nd: grain,wheat: harves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ife,live,alive: good: heart</text:p>
          </table:table-cell>
          <table:table-cell office:value-type="string" calcext:value-type="string">
            <text:p>dwell</text:p>
          </table:table-cell>
        </table:table-row>
        <table:table-row table:style-name="ro1">
          <table:table-cell/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l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ec4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: land,ground,ear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power:can</text:p>
          </table:table-cell>
        </table:table-row>
        <table:table-row table:style-name="ro1">
          <table:table-cell/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mouth,said,speak: good: praise,worship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mity,hate: love,compassion: no,not: thing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thing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/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any: ma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end,finish: land,ground,eart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e,equal: mouth,said,spea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hurt: knife,cut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now,knowledge: write,p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ec4f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oil,dirt,ground_soil: land,grou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uth,speak,said: me,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c51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rise,ascen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ove,compassion: small,few</text:p>
          </table:table-cell>
          <table:table-cell office:value-type="string" calcext:value-type="string">
            <text:p>adopti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ove,compassion: small,few</text:p>
          </table:table-cell>
          <table:table-cell office:value-type="string" calcext:value-type="string">
            <text:p>adopt</text:p>
          </table:table-cell>
        </table:table-row>
        <table:table-row table:style-name="ro1">
          <table:table-cell/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: very 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ean,sea: big: wet,water: no,not: plant,tree,woo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no,not: good: eye,s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od: crooked: no,not: straight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et,water: go,travel,journe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fear:worr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to,for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insect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ward: back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ain,hurt: knife,cut: he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nd: not,no: good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no,not: soft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hield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ve,rescue: very: help: people;straight: village: many: neighbor: house: nea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live:lif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o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crown,ruler,king,lord</text:p>
          </table:table-cell>
          <table:table-cell office:value-type="string" calcext:value-type="string">
            <text:p>permission:permi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 : one</text:p>
          </table:table-cell>
          <table:table-cell office:value-type="string" calcext:value-type="string">
            <text:p>only</text:p>
          </table:table-cell>
        </table:table-row>
        <table:table-row table:style-name="ro1">
          <table:table-cell/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ork,do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: gift: hand: love,compassion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eternity:etern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mouth,said,speak: good</text:p>
          </table:table-cell>
          <table:table-cell office:value-type="string" calcext:value-type="string">
            <text:p>amaz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 : mouth.said,speak: good</text:p>
          </table:table-cell>
          <table:table-cell office:value-type="string" calcext:value-type="string">
            <text:p>amaze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all,who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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ophesy: eye,see: forward,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mouth: hear,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ake,create: hand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ean,sea: big: wet,water: village: many: neighbor: house: near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b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,ruler,king,lord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backward: time,when: man: love,compassio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an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goo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spirit: no,not: perso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g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no,not: cut,knife</text:p>
          </table:table-cell>
          <table:table-cell office:value-type="string" calcext:value-type="string">
            <text:p>Hannah</text:p>
          </table:table-cell>
        </table:table-row>
        <table:table-row table:style-name="ro1">
          <table:table-cell/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ill,destroy: knife,cut: pers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mouth,said,speak: near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inst: backward: to,forward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gainst: backward: forward,to: family: house: love,compassion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bb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plit,divide,division,separ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ll,destroy: knife,cu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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ll,destroy: knife,cut: person: village: many: neighbor: house: nea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follow: people: to,forward</text:p>
          </table:table-cell>
          <table:table-cell office:value-type="string" calcext:value-type="string">
            <text:p>discip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show:reve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ear 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t,food,meal: mouth,said,speak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d,ground,earth: desert,wilderness: no,not: plant,tree,w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cil: body: lead,leader: to,forward: person: hill: small,few: mountai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: rest,sleep,lie_dow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ss: house: not,no: heart: land,ground,earth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cend</text:p>
          </table:table-cell>
        </table:table-row>
        <table:table-row table:style-name="ro1">
          <table:table-cell/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od: crown,ruler,king,lord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qual,same: mouth,said,spea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: body: person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ier: person: war,fight,battle: many</text:p>
          </table:table-cell>
          <table:table-cell office:value-type="string" calcext:value-type="string">
            <text:p>cohort</text:p>
          </table:table-cell>
        </table:table-row>
        <table:table-row table:style-name="ro1">
          <table:table-cell/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od: happy,jo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hand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risoned:bound:chain</text:p>
          </table:table-cell>
        </table:table-row>
        <table:table-row table:style-name="ro1">
          <table:table-cell/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all,who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nd: happy,joy: heart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i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ai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outh: heart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</text:p>
          </table:table-cell>
          <table:table-cell office:value-type="string" calcext:value-type="string">
            <text:p>Asher_land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rection: land,ground,eart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estioned</text:p>
          </table:table-cell>
        </table:table-row>
        <table:table-row table:style-name="ro1">
          <table:table-cell/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: village: many: neighbor: hous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know,knowledge</text:p>
          </table:table-cell>
          <table:table-cell office:value-type="string" calcext:value-type="string">
            <text:p>confidenc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,travel,journ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gnorant,ignoranc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3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,when: village: many: neighbor: house: nea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traight: people</text:p>
          </table:table-cell>
          <table:table-cell office:value-type="string" calcext:value-type="string">
            <text:p>help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write,pen</text:p>
          </table:table-cell>
          <table:table-cell office:value-type="string" calcext:value-type="string">
            <text:p>writer:author:scrib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mouth,said,spea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ec54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rest,sleep,lie_dow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help: attendant,helper: straight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ise,worship: mouth,said,speak: good: plant,tree,wood: village: many: neighbor: house: near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ve: hand: .: silence,quiet: mouth,said,speak: no,not: thing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small,few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: knowledge,know: land,ground,earth: ignorant,ignorance,confuse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bo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ec55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money,wealth,wealthy: hand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person</text:p>
          </table:table-cell>
          <table:table-cell office:value-type="string" calcext:value-type="string">
            <text:p>baptiz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person</text:p>
          </table:table-cell>
          <table:table-cell office:value-type="string" calcext:value-type="string">
            <text:p>baptism</text:p>
          </table:table-cell>
        </table:table-row>
        <table:table-row table:style-name="ro1">
          <table:table-cell/>
          <table:table-cell office:value-type="string" calcext:value-type="string">
            <text:p></text:p>
          </table:table-cell>
          <table:table-cell office:value-type="string" calcext:value-type="string">
            <text:p>Bar_Jesus_not_Christ</text:p>
          </table:table-cell>
          <table:table-cell office:value-type="string" calcext:value-type="string">
            <text:p>ec8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mall,few: help: straight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ll,destroy: knife,cu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ppy,joy: m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ree,freedom: he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et,w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up: water,w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see,eye: blind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net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r:figh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with: equal,same: peopl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: no,not: goo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hurt,pain: knife,cut: heart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eye,see</text:p>
          </table:table-cell>
          <table:table-cell office:value-type="string" calcext:value-type="string">
            <text:p>beau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eye,see</text:p>
          </table:table-cell>
          <table:table-cell office:value-type="string" calcext:value-type="string">
            <text:p>beautifu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purpose:reas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ear</text:p>
          </table:table-cell>
          <table:table-cell office:value-type="string" calcext:value-type="string">
            <text:p>c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: person</text:p>
          </table:table-cell>
          <table:table-cell office:value-type="string" calcext:value-type="string">
            <text:p>conver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: thing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,sleep,lie_down: straight</text:p>
          </table:table-cell>
          <table:table-cell office:value-type="string" calcext:value-type="string">
            <text:p>mattress</text:p>
          </table:table-cell>
        </table:table-row>
        <table:table-row table:style-name="ro1">
          <table:table-cell/>
          <table:table-cell office:value-type="string" calcext:value-type="string">
            <text:p> 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: no,not: good: spirit: person: satan</text:p>
          </table:table-cell>
          <table:table-cell office:value-type="string" calcext:value-type="string">
            <text:p>Sat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: thi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outh,said,speak: love,compassion: hear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thi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cross</text:p>
          </table:table-cell>
          <table:table-cell office:value-type="string" calcext:value-type="string">
            <text:p>faith</text:p>
          </table:table-cell>
        </table:table-row>
        <table:table-row table:style-name="ro1">
          <table:table-cell/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: people: to,forward: crown,ruler,king,lord: cross</text:p>
          </table:table-cell>
          <table:table-cell office:value-type="string" calcext:value-type="string">
            <text:p>Christia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walk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prevail,triumph,victory: crown,ruler,king,lord: war,fight,batt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 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se: hurt,pain: knife,cut: heart: village: many: neighbor,near,house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ve,compassion: person: small: wet,w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n,birth: land ,ground,earth: beginning,star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vest: hand: grain,wheat: village: many: neighbor,house,nea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love,compassion: good: measure</text:p>
          </table:table-cell>
          <table:table-cell office:value-type="string" calcext:value-type="string">
            <text:p>betray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love,compassion: good: measure</text:p>
          </table:table-cell>
          <table:table-cell office:value-type="string" calcext:value-type="string">
            <text:p>betra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any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stick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Word_of_God:Scriptu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ginning,start: person</text:p>
          </table:table-cell>
          <table:table-cell office:value-type="string" calcext:value-type="string">
            <text:p>born</text:p>
          </table:table-cell>
        </table:table-row>
        <table:table-row table:style-name="ro1">
          <table:table-cell/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ak: knife,cut: all,whole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: moon,nigh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: good: crown,ruler,king,lord: ma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mall,few: plant,tree,woo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ift: hand: love,compassion</text:p>
          </table:table-cell>
          <table:table-cell office:value-type="string" calcext:value-type="string">
            <text:p>blessi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man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ift: hand: love,compassion</text:p>
          </table:table-cell>
          <table:table-cell office:value-type="string" calcext:value-type="string">
            <text:p>bles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eye,se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wet,wate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mouth,said,speak: me,i</text:p>
          </table:table-cell>
          <table:table-cell office:value-type="string" calcext:value-type="string">
            <text:p>prid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forward,t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ad:lear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ginning,start: person</text:p>
          </table:table-cell>
          <table:table-cell office:value-type="string" calcext:value-type="string">
            <text:p>birt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risoned:arrest:chai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: dow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a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a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,plant,woo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aid,fear: no,not: mouth,said,speak: heart</text:p>
          </table:table-cell>
          <table:table-cell office:value-type="string" calcext:value-type="string">
            <text:p>courag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rain,wheat</text:p>
          </table:table-cell>
          <table:table-cell office:value-type="string" calcext:value-type="string">
            <text:p>loa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whole,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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air</text:p>
          </table:table-cell>
          <table:table-cell office:value-type="string" calcext:value-type="string">
            <text:p>sigh</text:p>
          </table:table-cell>
        </table:table-row>
        <table:table-row table:style-name="ro1">
          <table:table-cell/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ebdb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start,beginning: love,compassio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sun,da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take:carry</text:p>
          </table:table-cell>
        </table:table-row>
        <table:table-row table:style-name="ro1">
          <table:table-cell/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meta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small,few: love,compass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small,few: love,compassio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make: hand: perso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big: measure: person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: death,dead,die: no,not: hear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fabric,clothing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money,wealth,wealthy</text:p>
          </table:table-cell>
          <table:table-cell office:value-type="string" calcext:value-type="string">
            <text:p>spend</text:p>
          </table:table-cell>
        </table:table-row>
        <table:table-row table:style-name="ro1">
          <table:table-cell/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ig: ruler,king,crown,l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crown,ruler,king,lord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urderer: cross: knife,cut: person: kill,destr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ve: hand: .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ear</text:p>
          </table:table-cell>
          <table:table-cell office:value-type="string" calcext:value-type="string">
            <text:p>becko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power:abilit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d: big: grass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mise: mouth,said,speak: work,do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crown,ruler,king,l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t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rse: land,ground,earth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hear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and: thing: tree,plant,woo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take:bring</text:p>
          </table:table-cell>
        </table:table-row>
        <table:table-row table:style-name="ro1">
          <table:table-cell/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ice: to,forward: hand: equal,same: land,ground,earth: church,temple</text:p>
          </table:table-cell>
          <table:table-cell office:value-type="string" calcext:value-type="string">
            <text:p>tri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n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walk: island: wet,water: land,ground,earth</text:p>
          </table:table-cell>
          <table:table-cell office:value-type="string" calcext:value-type="string">
            <text:p>Clauda</text:p>
          </table:table-cell>
        </table:table-row>
        <table:table-row table:style-name="ro1">
          <table:table-cell/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,few: village: many: neighbor: house: nea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book,read,learn: nu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d,leader: to,forward: person: war,fight,bat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,some: believe,faith: know,knowledge: cross: time,when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risoned:arrest:boun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t</text:p>
          </table:table-cell>
        </table:table-row>
        <table:table-row table:style-name="ro1">
          <table:table-cell/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er,stream: land,ground,earth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ur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: p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e: chair,sit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perso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land: wet,water: land,ground,earth: cold: no,not: fire,heat,ho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,no: good: hot,fire,heat: village: many: neighbor,house,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: king,ruler,crown,lord: anointed: mouth,said,speak: near: person</text:p>
          </table:table-cell>
          <table:table-cell office:value-type="string" calcext:value-type="string">
            <text:p>Messiah</text:p>
          </table:table-cell>
        </table:table-row>
        <table:table-row table:style-name="ro1">
          <table:table-cell/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: people: to,forward: crown,ruler.king,lord: cross</text:p>
          </table:table-cell>
          <table:table-cell office:value-type="string" calcext:value-type="string">
            <text:p>Believ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building</text:p>
          </table:table-cell>
          <table:table-cell office:value-type="string" calcext:value-type="string">
            <text:p>temple</text:p>
          </table:table-cell>
        </table:table-row>
        <table:table-row table:style-name="ro1">
          <table:table-cell/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mall,few: mouth,speak,sa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r: face: fabric,clothing: land,ground,earth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flesh: soft: person</text:p>
          </table:table-cell>
          <table:table-cell office:value-type="string" calcext:value-type="string">
            <text:p>circumcisio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flesh: soft: person</text:p>
          </table:table-cell>
          <table:table-cell office:value-type="string" calcext:value-type="string">
            <text:p>circumcise</text:p>
          </table:table-cell>
        </table:table-row>
        <table:table-row table:style-name="ro1">
          <table:table-cell/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very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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walk: island: wet,water: land,ground,earth</text:p>
          </table:table-cell>
          <table:table-cell office:value-type="string" calcext:value-type="string">
            <text:p>Cauda</text:p>
          </table:table-cell>
        </table:table-row>
        <table:table-row table:style-name="ro1">
          <table:table-cell/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walk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good</text:p>
          </table:table-cell>
          <table:table-cell office:value-type="string" calcext:value-type="string">
            <text:p>pure</text:p>
          </table:table-cell>
        </table:table-row>
        <table:table-row table:style-name="ro1">
          <table:table-cell/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office:value-type="string" calcext:value-type="string">
            <text:p>ec58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ll,whole: know,knowledg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fabric,clothing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ear: cross</text:p>
          </table:table-cell>
          <table:table-cell office:value-type="string" calcext:value-type="string">
            <text:p>Didymu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: person</text:p>
          </table:table-cell>
          <table:table-cell office:value-type="string" calcext:value-type="string">
            <text:p>to_cloth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bri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rn: village: many: neighbor: house: near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war,fight,battle: many</text:p>
          </table:table-cell>
          <table:table-cell office:value-type="string" calcext:value-type="string">
            <text:p>arm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fire,heat,hot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near</text:p>
          </table:table-cell>
          <table:table-cell office:value-type="string" calcext:value-type="string">
            <text:p>visit:com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leave:depar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pers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v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know,knowledge: no,not</text:p>
          </table:table-cell>
          <table:table-cell office:value-type="string" calcext:value-type="string">
            <text:p>condemn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know,knowledge: no,not</text:p>
          </table:table-cell>
          <table:table-cell office:value-type="string" calcext:value-type="string">
            <text:p>condem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know,knowledge</text:p>
          </table:table-cell>
          <table:table-cell office:value-type="string" calcext:value-type="string">
            <text:p>assurance</text:p>
          </table:table-cell>
        </table:table-row>
        <table:table-row table:style-name="ro1">
          <table:table-cell/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understand,understanding: know,knowledge: ver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e: dow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: person</text:p>
          </table:table-cell>
          <table:table-cell office:value-type="string" calcext:value-type="string">
            <text:p>become_person</text:p>
          </table:table-cell>
        </table:table-row>
        <table:table-row table:style-name="ro1">
          <table:table-cell/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: cup,drink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un,d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ard: soft: no,not: thin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<text:s/> 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chair,si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reckon:credi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land,ground,earth</text:p>
          </table:table-cell>
          <table:table-cell office:value-type="string" calcext:value-type="string">
            <text:p>nat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friend: love,compassion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field,farm: grain,wheat: land,ground,eart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afraid,fear: mouth,said,speak: heart</text:p>
          </table:table-cell>
          <table:table-cell office:value-type="string" calcext:value-type="string">
            <text:p>brav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church,templ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promise: very: work,d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: thi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re,like,want: heart: love,compassion: you: thing</text:p>
          </table:table-cell>
          <table:table-cell office:value-type="string" calcext:value-type="string">
            <text:p>envy</text:p>
          </table:table-cell>
        </table:table-row>
        <table:table-row table:style-name="ro1">
          <table:table-cell/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person</text:p>
          </table:table-cell>
          <table:table-cell office:value-type="string" calcext:value-type="string">
            <text:p>make</text:p>
          </table:table-cell>
        </table:table-row>
        <table:table-row table:style-name="ro1">
          <table:table-cell/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thing: all,who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d: crown,ruler,king,lord: man: house: make,create: hand: perso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reckon:counted</text:p>
          </table:table-cell>
        </table:table-row>
        <table:table-row table:style-name="ro1">
          <table:table-cell/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esh: soft: person: island: wet,water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oked: no,not: stra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straigh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ltitud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ler:king:l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,destroy: knife,cut: person: cros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thing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: wet,wate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in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: good: fire,heat,ho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: wind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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,whole: night,moon: land,ground,earth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face</text:p>
          </table:table-cell>
          <table:table-cell office:value-type="string" calcext:value-type="string">
            <text:p>pillow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ole,all: work,do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nife</text:p>
          </table:table-cell>
        </table:table-row>
        <table:table-row table:style-name="ro1">
          <table:table-cell/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: island: wet,water: land,ground.earth: plant,tree,w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b5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ut: big: mouth,said,speak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c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: hand: wet,water: village: many: neighbor: house: nea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e,i: o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light: eye,see: sun,da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love,compassion: small,few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love,compassion: small,f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ppointed: mouth,said,speak: near: person: call,becko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ie:deat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hear,ea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ie:dead</text:p>
          </table:table-cell>
        </table:table-row>
        <table:table-row table:style-name="ro1">
          <table:table-cell/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: land,ground,eart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ption:false:lead_astra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no,not: good: measure: deceive,deception,lie,false,lead_astray</text:p>
          </table:table-cell>
          <table:table-cell office:value-type="string" calcext:value-type="string">
            <text:p>hypocri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: good: measure</text:p>
          </table:table-cell>
          <table:table-cell office:value-type="string" calcext:value-type="string">
            <text:p>lie:deceive:false:lead_astra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pth</text:p>
          </table:table-cell>
        </table:table-row>
        <table:table-row table:style-name="ro1">
          <table:table-cell/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ow,to_plant: seed: plant,tree,wood: small: h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spirit: pers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money,wealth,wealth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outh,said,speak: know,knowledg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leave:come_ou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ep</text:p>
          </table:table-cell>
        </table:table-row>
        <table:table-row table:style-name="ro1">
          <table:table-cell/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esh: soft: person: village: many: neighbor: house: near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: to,forward: small,few: peopl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no,not: tree,plant,wood</text:p>
          </table:table-cell>
          <table:table-cell office:value-type="string" calcext:value-type="string">
            <text:p>wilderne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work,do</text:p>
          </table:table-cell>
          <table:table-cell office:value-type="string" calcext:value-type="string">
            <text:p>ear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ant:will:lik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kil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wo: mind,think: know,knowledge: head: face</text:p>
          </table:table-cell>
          <table:table-cell office:value-type="string" calcext:value-type="string">
            <text:p>Clopa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ead:deat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: work,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ill: cup,drink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soil:ground_soi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no,not: good</text:p>
          </table:table-cell>
          <table:table-cell office:value-type="string" calcext:value-type="string">
            <text:p>impu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follow: people: to,forward</text:p>
          </table:table-cell>
          <table:table-cell office:value-type="string" calcext:value-type="string">
            <text:p>apostl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,bound,imprisoned,arrest: hear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: heart</text:p>
          </table:table-cell>
          <table:table-cell office:value-type="string" calcext:value-type="string">
            <text:p>sic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w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obey,obedience: mouth,said,speak: work,do</text:p>
          </table:table-cell>
          <table:table-cell office:value-type="string" calcext:value-type="string">
            <text:p>rebellion:disobe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obey,obedience: mouth,said,speak: work,do</text:p>
          </table:table-cell>
          <table:table-cell office:value-type="string" calcext:value-type="string">
            <text:p>rebellion:disobedienc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lit:division:separat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lit:divide:separat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split,division,divide,separat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r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eal: hand: happy,joy: heart</text:p>
          </table:table-cell>
          <table:table-cell office:value-type="string" calcext:value-type="string">
            <text:p>heal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animal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land,ground,earth: knife,cut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hors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</text:p>
          </table:table-cell>
          <table:table-cell office:value-type="string" calcext:value-type="string">
            <text:p>Dorcus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hors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believe,faith: know,knowledge: cross</text:p>
          </table:table-cell>
          <table:table-cell office:value-type="string" calcext:value-type="string">
            <text:p>unbelie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mouth,said,speak: grain,whea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: rest,sleep,lie_down: love,compassio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: rest,sleep,lie_down</text:p>
          </table:table-cell>
          <table:table-cell office:value-type="string" calcext:value-type="string">
            <text:p>visio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up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: no,not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wet,wate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: wet,wate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part: land,ground,earth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ife,alive,live: good: heart</text:p>
          </table:table-cell>
          <table:table-cell office:value-type="string" calcext:value-type="string">
            <text:p>abid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work,do</text:p>
          </table:table-cell>
          <table:table-cell office:value-type="string" calcext:value-type="string">
            <text:p>deserv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ce:ground:land:plac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shake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work,d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meal:food</text:p>
          </table:table-cell>
        </table:table-row>
        <table:table-row table:style-name="ro1">
          <table:table-cell/>
          <table:table-cell office:value-type="string" calcext:value-type="string">
            <text:p></text:p>
          </table:table-cell>
          <table:table-cell office:value-type="string" calcext:value-type="string">
            <text:p>Eber <text:s/>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hrough,pass: thing: to,for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ve: land,ground,earth: thing: person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</text:p>
          </table:table-cell>
          <table:table-cell office:value-type="string" calcext:value-type="string">
            <text:p>Elam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,when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new: lead,leader: to,forward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help: straight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ec9f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: love,compassion: or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 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up</text:p>
          </table:table-cell>
          <table:table-cell office:value-type="string" calcext:value-type="string">
            <text:p>Heli</text:p>
          </table:table-cell>
        </table:table-row>
        <table:table-row table:style-name="ro1">
          <table:table-cell/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up: money,wealth,wealth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e,i: help: straight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at,fire,h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an,power,ability: person: knife,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mazing,amazing: person: mouth,said,speak: good: praise,worship,exa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promise: mouth,speak,said: work: ve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tret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,heat,hot: wet,water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donkey: small: horse</text:p>
          </table:table-cell>
          <table:table-cell office:value-type="string" calcext:value-type="string">
            <text:p>Hamo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: no,no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,freedom: hear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is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: here: very: land,ground,ear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friend: love,compassion: no,no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no,not</text:p>
          </table:table-cell>
          <table:table-cell office:value-type="string" calcext:value-type="string">
            <text:p>hate</text:p>
          </table:table-cell>
        </table:table-row>
        <table:table-row table:style-name="ro1">
          <table:table-cell/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each,teaching: mouth,speak.said: book,learn,re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dead,death,die: no,not: heart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o,forwar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heart: you: thing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/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reeting: mouth,said,speak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ve,compassion: village: many: neighbor: house: near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: fru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o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happy,joy: purpose,because,reason,therefore: know,knowledge: ?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me</text:p>
          </table:table-cell>
        </table:table-row>
        <table:table-row table:style-name="ro1">
          <table:table-cell/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61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eautiful,beauty: eye,see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end: hand: to,for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ir: f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office:value-type="string" calcext:value-type="string">
            <text:p>ec49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ide: thing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eternity:alway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always:eternal</text:p>
          </table:table-cell>
        </table:table-row>
        <table:table-row table:style-name="ro1">
          <table:table-cell/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,whole: moon,night: land,ground,earth</text:p>
          </table:table-cell>
          <table:table-cell office:value-type="string" calcext:value-type="string">
            <text:p>Cush</text:p>
          </table:table-cell>
        </table:table-row>
        <table:table-row table:style-name="ro1">
          <table:table-cell/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circumcise,circumcision: knife,cut: flesh: sof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</text:p>
          </table:table-cell>
          <table:table-cell office:value-type="string" calcext:value-type="string">
            <text:p>Euthychus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rest,lie_down,sleep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mouth,said,speak: gospel,good_news: book,learn,read: good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n,night: straight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all,whol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all,whol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all,who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worship:praise</text:p>
          </table:table-cell>
        </table:table-row>
        <table:table-row table:style-name="ro1">
          <table:table-cell/>
          <table:table-cell office:value-type="string" calcext:value-type="string">
            <text:p></text:p>
          </table:table-cell>
          <table:table-cell office:value-type="string" calcext:value-type="string">
            <text:p>example_pattern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same,equa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understand,understanding: know,knowledge: very</text:p>
          </table:table-cell>
          <table:table-cell office:value-type="string" calcext:value-type="string">
            <text:p>explan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understand,understanding: know,knowledge: very</text:p>
          </table:table-cell>
          <table:table-cell office:value-type="string" calcext:value-type="string">
            <text:p>expla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othi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: boat: village: many: neighbor: house: nea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cross</text:p>
          </table:table-cell>
          <table:table-cell office:value-type="string" calcext:value-type="string">
            <text:p>believ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know,knowledge: cross</text:p>
          </table:table-cell>
          <table:table-cell office:value-type="string" calcext:value-type="string">
            <text:p>faithfulnes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know,knowledge: cross</text:p>
          </table:table-cell>
          <table:table-cell office:value-type="string" calcext:value-type="string">
            <text:p>faithfu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descen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table:style-name="ce3"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true,truth: good: measure</text:p>
          </table:table-cell>
          <table:table-cell office:value-type="string" calcext:value-type="string">
            <text:p>lie:deceive:deception:false:lead_astra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ove,compassion</text:p>
          </table:table-cell>
          <table:table-cell office:value-type="string" calcext:value-type="string">
            <text:p>relativ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rain,whea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mouth,said,speak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in,wheat: land,ground,earth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ow,to_plant: hand: seed: grain,wheat: small,few</text:p>
          </table:table-cell>
          <table:table-cell office:value-type="string" calcext:value-type="string">
            <text:p>sow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eat,food,meal: mouth,said,speak: thing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o,forwar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flesh: soft: perso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: water,we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love,compass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worry:afrai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eat,food,meal: mouth,said,speak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ig: money,wealth,wealth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eat,food,meal: mouth,said,speak: thing</text:p>
          </table:table-cell>
          <table:table-cell office:value-type="string" calcext:value-type="string">
            <text:p>part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all</text:p>
          </table:table-cell>
        </table:table-row>
        <table:table-row table:style-name="ro1">
          <table:table-cell/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in,wheat: land,ground,earth</text:p>
          </table:table-cell>
          <table:table-cell office:value-type="string" calcext:value-type="string">
            <text:p>far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r:battl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search: hand: eye,se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office:value-type="string" calcext:value-type="string">
            <text:p>Acts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t:hea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ginning,star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sh: person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ake: hand: perso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perso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grain,whea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thing: mouth,said,speak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: to,forwar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meal:ea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wisdom,wise: know,knowledge: o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love,compassion: to,forward</text:p>
          </table:table-cell>
          <table:table-cell office:value-type="string" calcext:value-type="string">
            <text:p>giv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no,not: land,.ground,earth</text:p>
          </table:table-cell>
          <table:table-cell office:value-type="string" calcext:value-type="string">
            <text:p>sojourner:gentile</text:p>
          </table:table-cell>
        </table:table-row>
        <table:table-row table:style-name="ro1">
          <table:table-cell/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thing: back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many: plant,tree,wood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kill,destroy: knife,cut: person</text:p>
          </table:table-cell>
          <table:table-cell office:value-type="string" calcext:value-type="string">
            <text:p>forgivenes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kill,destroy: knife,cut: person</text:p>
          </table:table-cell>
          <table:table-cell office:value-type="string" calcext:value-type="string">
            <text:p>forgiv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and,ground,earth: root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small,few: animal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nose</text:p>
          </table:table-cell>
          <table:table-cell office:value-type="string" calcext:value-type="string">
            <text:p>perfum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edom</text:p>
          </table:table-cell>
        </table:table-row>
        <table:table-row table:style-name="ro1">
          <table:table-cell/>
          <table:table-cell office:value-type="string" calcext:value-type="string">
            <text:p></text:p>
          </table:table-cell>
          <table:table-cell office:value-type="string" calcext:value-type="string">
            <text:p>Freedman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ree,freedom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love,compassi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eye,see: to,forward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thing: work,do</text:p>
          </table:table-cell>
          <table:table-cell office:value-type="string" calcext:value-type="string">
            <text:p>useles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: to,for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: angel: good: spirit: no,no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,arrest,bound,imprisoned: village: many: neighbor: house: near</text:p>
          </table:table-cell>
          <table:table-cell office:value-type="string" calcext:value-type="string">
            <text:p>Gerasenes</text:p>
          </table:table-cell>
        </table:table-row>
        <table:table-row table:style-name="ro1">
          <table:table-cell/>
          <table:table-cell office:value-type="string" calcext:value-type="string">
            <text:p>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hand: love,compassion</text:p>
          </table:table-cell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ound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se: cross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up,drin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cripture,bible,word of god: book,learn,read: cros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: doo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ogether(people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ogether(things)</text:p>
          </table:table-cell>
        </table:table-row>
        <table:table-row table:style-name="ro1">
          <table:table-cell/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: ability,can,power: hand: big: knife: village: many: neighbor: house: nea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small,few: 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ey,wealth,wealthy: land,ground,ear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no,not: land,ground,earth</text:p>
          </table:table-cell>
          <table:table-cell office:value-type="string" calcext:value-type="string">
            <text:p>sojourner:foreigne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can,ability,power: big: knife,cut</text:p>
          </table:table-cell>
          <table:table-cell office:value-type="string" calcext:value-type="string">
            <text:p>gentlenes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can,ability,power: big: knife,cut</text:p>
          </table:table-cell>
          <table:table-cell office:value-type="string" calcext:value-type="string">
            <text:p>gentle</text:p>
          </table:table-cell>
        </table:table-row>
        <table:table-row table:style-name="ro1">
          <table:table-cell/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,arrest,bound,imprisoned: village: many: neighbor: house: near</text:p>
          </table:table-cell>
          <table:table-cell office:value-type="string" calcext:value-type="string">
            <text:p>Gadara</text:p>
          </table:table-cell>
        </table:table-row>
        <table:table-row table:style-name="ro1">
          <table:table-cell/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il: land,ground,earth: money,wealth,wealthy: wet,wate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love,compassio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small,few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small,few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love,compassion: to,forward</text:p>
          </table:table-cell>
          <table:table-cell office:value-type="string" calcext:value-type="string">
            <text:p>f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praise,worship,exalt: mouth,said,speak: goo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food,eat,meal: mouth,said,speak: thing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vel:journey:trip:g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down</text:p>
          </table:table-cell>
          <table:table-cell office:value-type="string" calcext:value-type="string">
            <text:p>lower_verb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p: soft: b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g,ruler,crown,lord: man: love,compass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righteous,righteousness: good: work,do</text:p>
          </table:table-cell>
          <table:table-cell office:value-type="string" calcext:value-type="string">
            <text:p>saint:righteous_pers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ig: money,wealth,wealth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ull: land,ground,earth: face</text:p>
          </table:table-cell>
          <table:table-cell office:value-type="string" calcext:value-type="string">
            <text:p>Joda</text:p>
          </table:table-cell>
        </table:table-row>
        <table:table-row table:style-name="ro1">
          <table:table-cell/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good: person: village: many: neighbor,house,nea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good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good</text:p>
          </table:table-cell>
          <table:table-cell office:value-type="string" calcext:value-type="string">
            <text:p>good_new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crown,ruler,king,lord</text:p>
          </table:table-cell>
          <table:table-cell office:value-type="string" calcext:value-type="string">
            <text:p>proconsu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no,not: knife,cut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a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hand: love,compassion</text:p>
          </table:table-cell>
          <table:table-cell office:value-type="string" calcext:value-type="string">
            <text:p>thank:gratitud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hand: love,compassion</text:p>
          </table:table-cell>
          <table:table-cell office:value-type="string" calcext:value-type="string">
            <text:p>thank:gratefu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dead,death,die: no,not: heart</text:p>
          </table:table-cell>
          <table:table-cell office:value-type="string" calcext:value-type="string">
            <text:p>tomb</text:p>
          </table:table-cell>
        </table:table-row>
        <table:table-row table:style-name="ro1">
          <table:table-cell/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ke: land,ground,earth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desire,like,want: love,compassion: hear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happy,joy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,beginning: man: love,compassio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ce:earth:land:place</text:p>
          </table:table-cell>
        </table:table-row>
        <table:table-row table:style-name="ro1">
          <table:table-cell/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soil:dir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pen:growt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pen:grow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swor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guilt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guil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greeting: mouth,said,speak: happy,joy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donkey: small,few: horse</text:p>
          </table:table-cell>
          <table:table-cell office:value-type="string" calcext:value-type="string">
            <text:p>Emm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 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no,not: knife,cut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y</text:p>
          </table:table-cell>
        </table:table-row>
        <table:table-row table:style-name="ro1">
          <table:table-cell/>
          <table:table-cell office:value-type="string" calcext:value-type="string">
            <text:p></text:p>
          </table:table-cell>
          <table:table-cell office:value-type="string" calcext:value-type="string">
            <text:p>Haran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y: no,not: wet,water: land,ground,earth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no,not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grain,whea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and: grain,whea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no,not</text:p>
          </table:table-cell>
          <table:table-cell office:value-type="string" calcext:value-type="string">
            <text:p>enmit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very</text:p>
          </table:table-cell>
          <table:table-cell office:value-type="string" calcext:value-type="string">
            <text:p>ne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health,healthy: happy,joy: hear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ealth,healthy: hand: happy,joy: heart</text:p>
          </table:table-cell>
          <table:table-cell office:value-type="string" calcext:value-type="string">
            <text:p>docto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heart</text:p>
          </table:table-cell>
          <table:table-cell office:value-type="string" calcext:value-type="string">
            <text:p>health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heart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r:ea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t:fir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crown,ruler,king,lord: man: love,compass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big: meas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land,ground,earth: book,learn,read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: land,ground,eart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son,sons: small,few: ma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 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up</text:p>
          </table:table-cell>
          <table:table-cell office:value-type="string" calcext:value-type="string">
            <text:p>Eli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: time,when: fire,heat,ho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: peopl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traight: people: help</text:p>
          </table:table-cell>
          <table:table-cell office:value-type="string" calcext:value-type="string">
            <text:p>attendan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ar: no,not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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near: bad: good: spiri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</text:p>
          </table:table-cell>
          <table:table-cell office:value-type="string" calcext:value-type="string">
            <text:p>Herod 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an: b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crown,king,ruler,lord: no,not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no,not: good: eye,s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,ruler,king,lord: can,ability,power: big: knife,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all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under: thing: 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l: small,few: mountai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money,wealth,wealth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hurt,pain: knife,cut: heart</text:p>
          </table:table-cell>
          <table:table-cell office:value-type="string" calcext:value-type="string">
            <text:p>bea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thi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: swee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swor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desire,like,want: love,compassion: hear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elp: people: straight: time,wh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earch: hand: eye,se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t:fire:hea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aroun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mouth,said,speak: ?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mouth,said,speak: ?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y: start,beginning: perso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outh,said,speak: me</text:p>
          </table:table-cell>
          <table:table-cell office:value-type="string" calcext:value-type="string">
            <text:p>humility</text:p>
          </table:table-cell>
        </table:table-row>
        <table:table-row table:style-name="ro1">
          <table:table-cell/>
          <table:table-cell office:value-type="string" calcext:value-type="string">
            <text:p>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bad: no,not: good: me,i</text:p>
          </table:table-cell>
          <table:table-cell office:value-type="string" calcext:value-type="string">
            <text:p>sham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outh,said,speak: me</text:p>
          </table:table-cell>
          <table:table-cell office:value-type="string" calcext:value-type="string">
            <text:p>humb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eat,food,meal: mouth,said,speak: thing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heart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love,compassio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sing,song: mouth,said,speak: dance: walk: happy,joy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deceive,deception,false,lead_astray,lie: no,not: good: measure</text:p>
          </table:table-cell>
          <table:table-cell office:value-type="string" calcext:value-type="string">
            <text:p>deceiv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</text:p>
          </table:table-cell>
        </table:table-row>
        <table:table-row table:style-name="ro1">
          <table:table-cell/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,travel,trip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ence,quiet: no,not: mouth,said,speak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ir: land,ground,earth: fac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: thi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ignora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ignorance</text:p>
          </table:table-cell>
        </table:table-row>
        <table:table-row table:style-name="ro1">
          <table:table-cell/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th,said,speak: land,ground,earth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easur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ime,when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can,ability,power: big: knife,cu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rest:bound:chai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no,not: good</text:p>
          </table:table-cell>
          <table:table-cell office:value-type="string" calcext:value-type="string">
            <text:p>dirt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hing: .</text:p>
          </table:table-cell>
          <table:table-cell office:value-type="string" calcext:value-type="string">
            <text:p>ins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ec98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fume,fragrant: good: nose,smell: gift: hand: love,compassi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small,few: ma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hing: .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/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: no,not: soft: me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happy,joy: laug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help: straight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e: person: thing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 office:value-type="string" calcext:value-type="string">
            <text:p>ec3e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ough,pass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</text:p>
          </table:table-cell>
          <table:table-cell office:value-type="string" calcext:value-type="string">
            <text:p>Jacob(NT)</text:p>
          </table:table-cell>
          <table:table-cell office:value-type="string" calcext:value-type="string">
            <text:p>ea7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temple,church: mouth,said,speak: author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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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?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no,not: cup,drin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dow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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oshua:Jesus_not_Christ</text:p>
          </table:table-cell>
        </table:table-row>
        <table:table-row table:style-name="ro1">
          <table:table-cell/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.ruler,lord: stay: person: stra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ad, grie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l: down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,sleep,lie_down: love,compassion: village: many: neighbor: house,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ift: hand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g,ruler,crown,lord: cro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</text:p>
          </table:table-cell>
          <table:table-cell office:value-type="string" calcext:value-type="string">
            <text:p>Jesus_not_Christ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oshua:Jas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land,ground,earth: book,learn,read</text:p>
          </table:table-cell>
          <table:table-cell office:value-type="string" calcext:value-type="string">
            <text:p>Jewis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land,ground,earth: book,learn,read</text:p>
          </table:table-cell>
          <table:table-cell office:value-type="string" calcext:value-type="string">
            <text:p>Jew</text:p>
          </table:table-cell>
        </table:table-row>
        <table:table-row table:style-name="ro1">
          <table:table-cell/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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xalt,praise,worship: mouth,said,speak: good</text:p>
          </table:table-cell>
          <table:table-cell office:value-type="string" calcext:value-type="string">
            <text:p>Golgotha</text:p>
          </table:table-cell>
        </table:table-row>
        <table:table-row table:style-name="ro1">
          <table:table-cell/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nife,cut</text:p>
          </table:table-cell>
          <table:table-cell office:value-type="string" calcext:value-type="string">
            <text:p>John_the_Disciple</text:p>
          </table:table-cell>
        </table:table-row>
        <table:table-row table:style-name="ro1">
          <table:table-cell/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nife,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nife,cut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/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 : f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you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utiful,beauty: good: eye,se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sword: part,so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er,stream: baptism,baptize: wet,water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office:value-type="string" calcext:value-type="string">
            <text:p>ec64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praise,worship,exalt: mouth,said,speak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re: up: m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</text:p>
          </table:table-cell>
          <table:table-cell office:value-type="string" calcext:value-type="string">
            <text:p>Joseph(NT)</text:p>
          </table:table-cell>
          <table:table-cell office:value-type="string" calcext:value-type="string">
            <text:p>ea7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re: up: m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re : up: m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ason:Jesus_not_Christ</text:p>
          </table:table-cell>
        </table:table-row>
        <table:table-row table:style-name="ro1">
          <table:table-cell/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small,few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</text:p>
          </table:table-cell>
          <table:table-cell office:value-type="string" calcext:value-type="string">
            <text:p>Jotham 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stra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vel:trip:g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ppy</text:p>
          </table:table-cell>
        </table:table-row>
        <table:table-row table:style-name="ro1">
          <table:table-cell/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aise,worship,exalt: mouth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e:Judas_not_Iscariot</text:p>
          </table:table-cell>
        </table:table-row>
        <table:table-row table:style-name="ro1">
          <table:table-cell/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aise,worship,exalt: mouth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</text:p>
          </table:table-cell>
          <table:table-cell office:value-type="string" calcext:value-type="string">
            <text:p>Judas_not_Iscariot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e:Judas</text:p>
          </table:table-cell>
        </table:table-row>
        <table:table-row table:style-name="ro1">
          <table:table-cell/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as:Judas_not_Iscariot</text:p>
          </table:table-cell>
        </table:table-row>
        <table:table-row table:style-name="ro1">
          <table:table-cell/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ise,worship,exalt: mouth: good: land,ground,eart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or</text:p>
          </table:table-cell>
          <table:table-cell office:value-type="string" calcext:value-type="string">
            <text:p>judgm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or</text:p>
          </table:table-cell>
          <table:table-cell office:value-type="string" calcext:value-type="string">
            <text:p>judge</text:p>
          </table:table-cell>
        </table:table-row>
        <table:table-row table:style-name="ro1">
          <table:table-cell/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no,not: straight: h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oked: no,not: straight: hair: f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small,few: time,whe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hand: equal,s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e: hand: person: righteous,righteousness: good: work,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righteous,righteousness: good: work,do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ave: hand: .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no,not: closed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: moon,night: color: valle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destro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good</text:p>
          </table:table-cell>
          <table:table-cell office:value-type="string" calcext:value-type="string">
            <text:p>kindne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good</text:p>
          </table:table-cell>
          <table:table-cell office:value-type="string" calcext:value-type="string">
            <text:p>ki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ler:crown:l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atch: thing: ne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fac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y: person: straight: dow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ut</text:p>
          </table:table-cell>
        </table:table-row>
        <table:table-row table:style-name="ro1">
          <table:table-cell/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door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nowledg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now</text:p>
          </table:table-cell>
        </table:table-row>
        <table:table-row table:style-name="ro1">
          <table:table-cell/>
          <table:table-cell office:value-type="string" calcext:value-type="string">
            <text:p> 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ec65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wet,w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rm: big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thing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thing: tabl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ce:earth:ground:pla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country,nation: big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r: face: village: many: neighbor: house: near</text:p>
          </table:table-cell>
          <table:table-cell office:value-type="string" calcext:value-type="string">
            <text:p>lots:lo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now,immediately: very: time,when</text:p>
          </table:table-cell>
          <table:table-cell office:value-type="string" calcext:value-type="string">
            <text:p>later:la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now,immediately: very: time,when</text:p>
          </table:table-cell>
          <table:table-cell office:value-type="string" calcext:value-type="string">
            <text:p>lat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: knife,cut: tongue: mouth,said,speak: fabric,clothing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appy,joy</text:p>
          </table:table-cell>
          <table:table-cell office:value-type="string" calcext:value-type="string">
            <text:p>laught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appy,joy</text:p>
          </table:table-cell>
          <table:table-cell office:value-type="string" calcext:value-type="string">
            <text:p>laug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mouth,speak,said: crown,ruler,king,lord</text:p>
          </table:table-cell>
          <table:table-cell office:value-type="string" calcext:value-type="string">
            <text:p>lawfu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mouth,speak,said: crown,ruler,king,lord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/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,ruler,king,lord: mouth,said,speak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person</text:p>
          </table:table-cell>
          <table:table-cell office:value-type="string" calcext:value-type="string">
            <text:p>lead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ive:deception: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person</text:p>
          </table:table-cell>
          <table:table-cell office:value-type="string" calcext:value-type="string">
            <text:p>lea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,tree,wood: thing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ad:boo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money,wealth,wealthy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small,few</text:p>
          </table:table-cell>
          <table:table-cell office:value-type="string" calcext:value-type="string">
            <text:p>smalles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,fabric: animal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come_out:depa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loaf,bread: mouth,said,speak: grain,whea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many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sad,grieve: he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book,read,lear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ir</text:p>
          </table:table-cell>
        </table:table-row>
        <table:table-row table:style-name="ro1">
          <table:table-cell/>
          <table:table-cell office:value-type="string" calcext:value-type="string">
            <text:p>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b1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ith: equal,same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ith: equal,same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</text:p>
          </table:table-cell>
          <table:table-cell office:value-type="string" calcext:value-type="string">
            <text:p>Levite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ey,wealth,wealthy: village: many: neighbor: house: near</text:p>
          </table:table-cell>
          <table:table-cell office:value-type="string" calcext:value-type="string">
            <text:p>Lystra</text:p>
          </table:table-cell>
        </table:table-row>
        <table:table-row table:style-name="ro1">
          <table:table-cell/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,dead,die: no,not: heart: land,ground,earth</text:p>
          </table:table-cell>
          <table:table-cell office:value-type="string" calcext:value-type="string">
            <text:p>P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ive:deception:false:lead_astra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eep:re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live:aliv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up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sun,d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rm: eye,se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ant:will:desire:lik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all,whole: fabric,clothin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alive:lif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rain,wheat</text:p>
          </table:table-cell>
          <table:table-cell office:value-type="string" calcext:value-type="string">
            <text:p>brea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patient:pati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ler:crown:ki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 : search: hand: eye,s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 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ts:Lase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asea:l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assio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: dow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down</text:p>
          </table:table-cell>
          <table:table-cell office:value-type="string" calcext:value-type="string">
            <text:p>go_down</text:p>
          </table:table-cell>
        </table:table-row>
        <table:table-row table:style-name="ro1">
          <table:table-cell/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uth,said,spea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ight: eye,see: day,su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: wild: rest,sleep,lie_down: love,compassi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sexual_desire:sensuality</text:p>
          </table:table-cell>
        </table:table-row>
        <table:table-row table:style-name="ro1">
          <table:table-cell/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g: small,few: animal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g: small,few: animal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k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fire,heat,h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 office:value-type="string" calcext:value-type="string">
            <text:p>ec40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.ruler,king,lord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oldier: person: war,fight,battle: lead,leader: to,for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ey,wealth,wealthy: village: many: neighbor: house: near</text:p>
          </table:table-cell>
          <table:table-cell office:value-type="string" calcext:value-type="string">
            <text:p>Levite</text:p>
          </table:table-cell>
        </table:table-row>
        <table:table-row table:style-name="ro1">
          <table:table-cell/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ime,wh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ove,over: up: thing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wer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eye,see: deceive,deception,false,lead_astray,li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</text:p>
          </table:table-cell>
          <table:table-cell office:value-type="string" calcext:value-type="string">
            <text:p>Mahalaleel</text:p>
          </table:table-cell>
          <table:table-cell office:value-type="string" calcext:value-type="string">
            <text:p>Ec68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yes,correc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person</text:p>
          </table:table-cell>
          <table:table-cell office:value-type="string" calcext:value-type="string">
            <text:p>creat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dom: crown,ruler,king,lord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rm: island: wet,water: land,ground,ear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o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now,knowledge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grain,wheat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ill,destroy: knife,cut: perso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land,ground,ear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love,compassion: wo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crown,ruler,king,lord: mouth,said,spea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big: water,wet: sea,ocean</text:p>
          </table:table-cell>
          <table:table-cell office:value-type="string" calcext:value-type="string">
            <text:p>Mary_Mother_of_Jesus</text:p>
          </table:table-cell>
        </table:table-row>
        <table:table-row table:style-name="ro1">
          <table:table-cell/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big: water,wet: sea,oce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big: water,wet: sea,ocean</text:p>
          </table:table-cell>
          <table:table-cell office:value-type="string" calcext:value-type="string">
            <text:p>Mary</text:p>
          </table:table-cell>
        </table:table-row>
        <table:table-row table:style-name="ro1">
          <table:table-cell/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dry: no,not: wet,water: land,ground,earth</text:p>
          </table:table-cell>
          <table:table-cell office:value-type="string" calcext:value-type="string">
            <text:p>Matthias</text:p>
          </table:table-cell>
        </table:table-row>
        <table:table-row table:style-name="ro1">
          <table:table-cell/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 office:value-type="string" calcext:value-type="string">
            <text:p>ec9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right: very: day,s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lord,ruler: h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hing: take,bring,carry: h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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ttath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,rest,lie_down: straight</text:p>
          </table:table-cell>
          <table:table-cell office:value-type="string" calcext:value-type="string">
            <text:p>be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up: land,ground,earth</text:p>
          </table:table-cell>
          <table:table-cell office:value-type="string" calcext:value-type="string">
            <text:p>rip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eat:foo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r: no,not: near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 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e,i: crown,ruler,king,l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love,compassio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rd: no,not: sof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no,not: good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er,stream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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ach,teaching: book,learn,read: mouth,said,speak</text:p>
          </table:table-cell>
          <table:table-cell office:value-type="string" calcext:value-type="string">
            <text:p>story:news:report:parab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: anointed: king,crown,ruler,lord: mouth,said,speak: near: person</text:p>
          </table:table-cell>
          <table:table-cell office:value-type="string" calcext:value-type="string">
            <text:p>Christ</text:p>
          </table:table-cell>
        </table:table-row>
        <table:table-row table:style-name="ro1">
          <table:table-cell/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end: hand: to,for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</text:p>
          </table:table-cell>
          <table:table-cell office:value-type="string" calcext:value-type="string">
            <text:p>Midian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,fight,battle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ep: soft: village: many: neighbor: house: nea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face</text:p>
          </table:table-cell>
          <table:table-cell office:value-type="string" calcext:value-type="string">
            <text:p>think:thought:think_opinion:think_wond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big: ability,can,power: knife,cut: work,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f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ye,se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love,compassion: no,not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wn,ruler,king,lord: silence,quiet: mouth,said,speak: no,not: thi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althy:wealth</text:p>
          </table:table-cell>
        </table:table-row>
        <table:table-row table:style-name="ro1">
          <table:table-cell/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34c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: land,ground,earth: to,forward: around: day,sun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gh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many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stra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ift: hand: up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an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uit: mount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rn: mountai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ak:sai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: pers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crow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kill,destroy: knife,cu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seed: grain,wheat: small,few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,tree,wood: village: many: neighbor: house: near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,plant,wood: good: no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,finish: land,ground,earth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because,purpose,reason,therefore: know,knowledge: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kind,kindness: love,compassion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yes,correct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ye,see: forward,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ophet: person: prophesy: eye,see: to,forward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: thor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: eye,see: land,ground,eart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: me,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</text:p>
          </table:table-cell>
          <table:table-cell office:value-type="string" calcext:value-type="string">
            <text:p>Naphatali</text:p>
          </table:table-cell>
          <table:table-cell office:value-type="string" calcext:value-type="string">
            <text:p>ea4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attle,fight,w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low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ive,for: gift: hand: love,compassion: to,forward</text:p>
          </table:table-cell>
          <table:table-cell office:value-type="string" calcext:value-type="string">
            <text:p>Nathaniel</text:p>
          </table:table-cell>
        </table:table-row>
        <table:table-row table:style-name="ro1">
          <table:table-cell/>
          <table:table-cell office:value-type="string" calcext:value-type="string">
            <text:p>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h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land,ground,earth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/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nch: tree: land,ground,earth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very</text:p>
          </table:table-cell>
          <table:table-cell office:value-type="string" calcext:value-type="string">
            <text:p>have_t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perso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ull: cup,drin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ec70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eye,se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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mouth,said,speak</text:p>
          </table:table-cell>
          <table:table-cell office:value-type="string" calcext:value-type="string">
            <text:p>story:message:report:parable</text:p>
          </table:table-cell>
        </table:table-row>
        <table:table-row table:style-name="ro1">
          <table:table-cell/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ar,fight,battle: crown,ruler,king,lord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now,knowledge: ask,questioned: mouth,said,speak: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o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: land,ground,earth: person: love,compassion: no,no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</text:p>
          </table:table-cell>
        </table:table-row>
        <table:table-row table:style-name="ro1">
          <table:table-cell/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leep,rest,lie_dow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e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ime</text:p>
          </table:table-cell>
          <table:table-cell office:value-type="string" calcext:value-type="string">
            <text:p>immediatel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ork,d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work,do</text:p>
          </table:table-cell>
          <table:table-cell office:value-type="string" calcext:value-type="string">
            <text:p>obe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work,do</text:p>
          </table:table-cell>
          <table:table-cell office:value-type="string" calcext:value-type="string">
            <text:p>obedien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water,wet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money,wealth,wealthy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wet,wate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: n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untai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on_top_o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one</text:p>
          </table:table-cell>
          <table:table-cell office:value-type="string" calcext:value-type="string">
            <text:p>alon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close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very: thing</text:p>
          </table:table-cell>
          <table:table-cell office:value-type="string" calcext:value-type="string">
            <text:p>tha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hing</text:p>
          </table:table-cell>
          <table:table-cell office:value-type="string" calcext:value-type="string">
            <text:p>outsid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hing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up</text:p>
          </table:table-cell>
          <table:table-cell office:value-type="string" calcext:value-type="string">
            <text:p>abo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no,not: backwar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animal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rt,pain: knife,cut: heart</text:p>
          </table:table-cell>
          <table:table-cell office:value-type="string" calcext:value-type="string">
            <text:p>hurt</text:p>
          </table:table-cell>
        </table:table-row>
        <table:table-row table:style-name="ro1">
          <table:table-cell/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mily: house: love,compassion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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ric,clothing: island: wet,water: land,ground,earth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: mouth,said,speak</text:p>
          </table:table-cell>
          <table:table-cell office:value-type="string" calcext:value-type="string">
            <text:p>story:message:news:repor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no,n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tand: up: straight: pers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me:part</text:p>
          </table:table-cell>
        </table:table-row>
        <table:table-row table:style-name="ro1">
          <table:table-cell/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ric,clothing: mouth,said,speak: land,ground,earth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eat,food,meal: mouth,said,speak: thing</text:p>
          </table:table-cell>
          <table:table-cell office:value-type="string" calcext:value-type="string">
            <text:p>festiva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to,forward</text:p>
          </table:table-cell>
          <table:table-cell office:value-type="string" calcext:value-type="string">
            <text:p>throug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desire,like,want,will: love,compassion: hear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eat,food,meal: no,not: kill,destroy: knife,cut: perso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back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eous,righteousness: good: work,do: village: many: neighbor: house: near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y:roa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patient:longsufferin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longsuffering:patience</text:p>
          </table:table-cell>
        </table:table-row>
        <table:table-row table:style-name="ro1">
          <table:table-cell/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alk</text:p>
          </table:table-cell>
          <table:table-cell office:value-type="string" calcext:value-type="string">
            <text:p>Persis</text:p>
          </table:table-cell>
        </table:table-row>
        <table:table-row table:style-name="ro1">
          <table:table-cell/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mall,few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ad: hard: soft: no,no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,sleep,lie_dow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nife,cu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rite</text:p>
          </table:table-cell>
        </table:table-row>
        <table:table-row table:style-name="ro1">
          <table:table-cell/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rit: no,not: person: day,su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eye,s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go,travel,trip,journey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nose</text:p>
          </table:table-cell>
          <table:table-cell office:value-type="string" calcext:value-type="string">
            <text:p>fragrant</text:p>
          </table:table-cell>
        </table:table-row>
        <table:table-row table:style-name="ro1">
          <table:table-cell/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ld: people: village: many: neighbor: house: ne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ruler,king,lord,crown</text:p>
          </table:table-cell>
          <table:table-cell office:value-type="string" calcext:value-type="string">
            <text:p>permit:all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crown,ruler,king,lord</text:p>
          </table:table-cell>
          <table:table-cell office:value-type="string" calcext:value-type="string">
            <text:p>permission:allo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persecution:tribul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persecute:tribulation</text:p>
          </table:table-cell>
        </table:table-row>
        <table:table-row table:style-name="ro1">
          <table:table-cell/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split,divide,division,separate</text:p>
          </table:table-cell>
          <table:table-cell office:value-type="string" calcext:value-type="string">
            <text:p>Patroba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 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ve: thing: person: land,ground,earth: man: crown,ruler,king,lor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ve,compassion: horse: village: many: neighbor: house,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ord: book,learrn,read: small,f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o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because,purpose,reason,therefore: know,knowledge: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ad,grie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moon,n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: hand: water,wet: color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t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y: no,not: wet,water: land,ground,earth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: sacrifice: fire,heat,hot: hand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vernor: small,few: crown,king,ruler,lord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face</text:p>
          </table:table-cell>
          <table:table-cell office:value-type="string" calcext:value-type="string">
            <text:p>cushion</text:p>
          </table:table-cell>
        </table:table-row>
        <table:table-row table:style-name="ro1">
          <table:table-cell/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,song: mouth,said,speak: walk: happy,joy: land,ground,eart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ce:earth:ground:la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pen,write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od:tre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bowl</text:p>
          </table:table-cell>
          <table:table-cell office:value-type="string" calcext:value-type="string">
            <text:p>plat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bowl</text:p>
          </table:table-cell>
          <table:table-cell office:value-type="string" calcext:value-type="string">
            <text:p>plate</text:p>
          </table:table-cell>
        </table:table-row>
        <table:table-row table:style-name="ro1">
          <table:table-cell/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: dirt,soil,ground_soil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: new: wet,water: land,ground,earth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oney,wealth,wealthy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hing: room: house: part,so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i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can,ability,power: big: knife,cut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ability: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worship:exal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od: crown,ruler,king,lord: man: love,compassion</text:p>
          </table:table-cell>
          <table:table-cell office:value-type="string" calcext:value-type="string">
            <text:p>pray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od: crown,ruler,king,lord: man: love,compassion</text:p>
          </table:table-cell>
          <table:table-cell office:value-type="string" calcext:value-type="string">
            <text:p>pra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ach,teaching: mouth,said,speak: book,learn,read: cross</text:p>
          </table:table-cell>
          <table:table-cell office:value-type="string" calcext:value-type="string">
            <text:p>preach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teach,teaching: mouth,said,speak: book,learn,read: cros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ach,teaching: mouth,said,speak: book,learn,read: cross</text:p>
          </table:table-cell>
          <table:table-cell office:value-type="string" calcext:value-type="string">
            <text:p>preac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oney,wealth,wealthy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perso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: thing: work,do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hing: han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work,do: good: measur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r,king,lord,crown: war,battle,fight</text:p>
          </table:table-cell>
          <table:table-cell office:value-type="string" calcext:value-type="string">
            <text:p>victory:triump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mouth,said,speak: me,i</text:p>
          </table:table-cell>
          <table:table-cell office:value-type="string" calcext:value-type="string">
            <text:p>boa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pers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r,king,lord,crown: small,f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</text:p>
          </table:table-cell>
          <table:table-cell office:value-type="string" calcext:value-type="string">
            <text:p>Prisicilla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chain,bound,imprisoned,arres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chain,bound,imprisoned,arre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ing,song: mouth,said,speak: walk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verno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many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work,d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forward,t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rophesy: eye,see: forward,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ec73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,song: mouth,said,speak: dance: walk: happy,joy</text:p>
          </table:table-cell>
          <table:table-cell office:value-type="string" calcext:value-type="string">
            <text:p>song:sing</text:p>
          </table:table-cell>
        </table:table-row>
        <table:table-row table:style-name="ro1">
          <table:table-cell/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ove,compassion: war,fight,battl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art,som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good</text:p>
          </table:table-cell>
          <table:table-cell office:value-type="string" calcext:value-type="string">
            <text:p>clea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r,king,lord,crown: colo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because:reas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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,dead,die: no,not: heart: land,ground,earth</text:p>
          </table:table-cell>
          <table:table-cell office:value-type="string" calcext:value-type="string">
            <text:p>Libya</text:p>
          </table:table-cell>
        </table:table-row>
        <table:table-row table:style-name="ro1">
          <table:table-cell/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,water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ire,heat,hot: col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ou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crown,ruler,king,lor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?</text:p>
          </table:table-cell>
          <table:table-cell office:value-type="string" calcext:value-type="string">
            <text:p>as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/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vernor: small,few: crown,ruler,king,l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sheep: so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shout: big: mouth,said,speak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ud: soft: thing: wet,w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hing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ain: land,ground,earth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ok:lear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because:purpose</text:p>
          </table:table-cell>
        </table:table-row>
        <table:table-row table:style-name="ro1">
          <table:table-cell/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tie,kno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outh,said,speak: work,do</text:p>
          </table:table-cell>
          <table:table-cell office:value-type="string" calcext:value-type="string">
            <text:p>disobedience:disobe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stop: hand: end,finish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gift: hand: love,compassion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/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counted:credi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p: people: straight: love,compassion: friend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water,wet: blood: color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,freedom: money,wealth,wealthy</text:p>
          </table:table-cell>
          <table:table-cell office:value-type="string" calcext:value-type="string">
            <text:p>redemptio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,freedom: money,wealth.wealthy</text:p>
          </table:table-cell>
          <table:table-cell office:value-type="string" calcext:value-type="string">
            <text:p>rede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gr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up: b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ove,compassion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/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,some: believe,faith: know,knowledge: cross</text:p>
          </table:table-cell>
          <table:table-cell office:value-type="string" calcext:value-type="string">
            <text:p>sec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: mouth,said,speak: near: head: fac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im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: heart</text:p>
          </table:table-cell>
          <table:table-cell office:value-type="string" calcext:value-type="string">
            <text:p>repentanc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: heart</text:p>
          </table:table-cell>
          <table:table-cell office:value-type="string" calcext:value-type="string">
            <text:p>repent</text:p>
          </table:table-cell>
        </table:table-row>
        <table:table-row table:style-name="ro1">
          <table:table-cell/>
          <table:table-cell office:value-type="string" calcext:value-type="string">
            <text:p>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mouth,said,speak</text:p>
          </table:table-cell>
          <table:table-cell office:value-type="string" calcext:value-type="string">
            <text:p>story:message:news:parabl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elp: people: straight</text:p>
          </table:table-cell>
          <table:table-cell office:value-type="string" calcext:value-type="string">
            <text:p>sav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eep:lie_dow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because,reason,purpose,therefore: know,knowledge: ?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death,dead,die: no,not: heart</text:p>
          </table:table-cell>
          <table:table-cell office:value-type="string" calcext:value-type="string">
            <text:p>resurrecti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death,dead,die: no,not: heart</text:p>
          </table:table-cell>
          <table:table-cell office:value-type="string" calcext:value-type="string">
            <text:p>resurrect</text:p>
          </table:table-cell>
        </table:table-row>
        <table:table-row table:style-name="ro1">
          <table:table-cell/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uth,said,speak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show:appea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oney,wealth,wealthy: righteous,righteousness: work,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ak: knife,cut: all,whol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hoose: love,compassion: 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flow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wer: cross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!: time,whe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work,do</text:p>
          </table:table-cell>
          <table:table-cell office:value-type="string" calcext:value-type="string">
            <text:p>righteousness:righteou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good: work,do</text:p>
          </table:table-cell>
          <table:table-cell office:value-type="string" calcext:value-type="string">
            <text:p>saint:godl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work,do</text:p>
          </table:table-cell>
          <table:table-cell office:value-type="string" calcext:value-type="string">
            <text:p>righteous</text:p>
          </table:table-cell>
        </table:table-row>
        <table:table-row table:style-name="ro1">
          <table:table-cell/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grow,growth,ripen: up: land,ground,earth</text:p>
          </table:table-cell>
          <table:table-cell office:value-type="string" calcext:value-type="string">
            <text:p>ripe:matur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land,ground,earth</text:p>
          </table:table-cell>
          <table:table-cell office:value-type="string" calcext:value-type="string">
            <text:p>grow:growt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ea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y:pat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and: no,not: good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: soft: no,not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: hand: big: knife: village: many: neighbor: house: nea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part,som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: sun,day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y: no,not: smooth: good: stra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lood: red: hand: wet,water: colo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own:king:lor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ve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friend: person: love,compassio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rest,sleep,lie_dow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,heat,hot: hand: love,compassio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iev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mouth,said,speak: no,not: up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ak:mouth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righteous,righteousness: good: work,do</text:p>
          </table:table-cell>
          <table:table-cell office:value-type="string" calcext:value-type="string">
            <text:p>godly:righteous_person</text:p>
          </table:table-cell>
        </table:table-row>
        <table:table-row table:style-name="ro1">
          <table:table-cell/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ecause,purpose,reason,therefore: know,knowledge:?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ve,compassion; rest,lie_down,sleep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leep,rest,lie_dow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ric,clothing: hill: small: mount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sleep,rest,lie_down: love,compass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d: crown,ruler,king,lord: man: love,compassion: very: help: straight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ye,see: tower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ye,see: tower: person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qual</text:p>
          </table:table-cell>
        </table:table-row>
        <table:table-row table:style-name="ro1">
          <table:table-cell/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: island: wet,water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ric,clothing: island: wet,water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ar,ear: god: crown,ruler,king,lord: love,compass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y: person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f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prince: crown,ruler,king,lord: small,f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: no,not: good: spirit: person</text:p>
          </table:table-cell>
          <table:table-cell office:value-type="string" calcext:value-type="string">
            <text:p>Beelzebul</text:p>
          </table:table-cell>
        </table:table-row>
        <table:table-row table:style-name="ro1">
          <table:table-cell/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sk,questioned: mouth,said,speak: ?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elp: people: straight</text:p>
          </table:table-cell>
          <table:table-cell office:value-type="string" calcext:value-type="string">
            <text:p>rescue</text:p>
          </table:table-cell>
        </table:table-row>
        <table:table-row table:style-name="ro1">
          <table:table-cell/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very: help: straight: people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: up: forward,to: h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e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ec77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insec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n,write</text:p>
          </table:table-cell>
          <table:table-cell office:value-type="string" calcext:value-type="string">
            <text:p>writer:author</text:p>
          </table:table-cell>
        </table:table-row>
        <table:table-row table:style-name="ro1">
          <table:table-cell/>
          <table:table-cell office:value-type="string" calcext:value-type="string">
            <text:p></text:p>
          </table:table-cell>
          <table:table-cell office:value-type="string" calcext:value-type="string">
            <text:p>Scripture 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Word_of_God:Bible:Scriptu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water,wet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/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ean,sea: big: water,wet: house: cro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ean,sea: big: water,wet: plant,tree,wood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eam,river: ocean,sea: big: wet,wate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close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eye,se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ence,quiet: mouth,said,speak: no,not: ear,hear</text:p>
          </table:table-cell>
          <table:table-cell office:value-type="string" calcext:value-type="string">
            <text:p>whisper</text:p>
          </table:table-cell>
        </table:table-row>
        <table:table-row table:style-name="ro1">
          <table:table-cell/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,some: believe,faith: know,knowledge: cross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/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w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y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in,wheat: small,f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: eye,see: day,sun: village: many: neighbor: house: nea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e,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: money,wealth,wealth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 office:value-type="string" calcext:value-type="string">
            <text:p>ec9e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have: hand: .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o,forwar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sexual_desire:lus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ward: backward</text:p>
          </table:table-cell>
          <table:table-cell office:value-type="string" calcext:value-type="string">
            <text:p>split:divide:division</text:p>
          </table:table-cell>
        </table:table-row>
        <table:table-row table:style-name="ro1">
          <table:table-cell/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orld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ranch: plant,tree,woo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erve: love,compassion: work,d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work,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eckon,call: mouth,said,speak: near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person: needl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ar: perso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lust:sensualit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sun,d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: good: me,i</text:p>
          </table:table-cell>
          <table:table-cell office:value-type="string" calcext:value-type="string">
            <text:p>humilia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friend: perso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ec2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knife,cut: hair: f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sk,questioned: mouth,said,speak: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</text:p>
          </table:table-cell>
          <table:table-cell office:value-type="string" calcext:value-type="string">
            <text:p>Shechem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er: thing: .: neck: face: village: many: neighbor: house: nea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leep,rest,lie_dow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uth,said,speak: me,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se: no,not: god: crown,ruler,lord,king: love,compassion: ma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p: soft: pers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thing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mouth,said,speak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appear:revea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: heart</text:p>
          </table:table-cell>
          <table:table-cell office:value-type="string" calcext:value-type="string">
            <text:p>disea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sh: village: many: neighbor: house: ne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air</text:p>
          </table:table-cell>
          <table:table-cell office:value-type="string" calcext:value-type="string">
            <text:p>breath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thing: mouth,said,spea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lant,tree,woo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outh,said,speak</text:p>
          </table:table-cell>
          <table:table-cell office:value-type="string" calcext:value-type="string">
            <text:p>quie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oney,wealth,wealth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Simon</text:p>
          </table:table-cell>
        </table:table-row>
        <table:table-row table:style-name="ro1">
          <table:table-cell/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Simeon</text:p>
          </table:table-cell>
        </table:table-row>
        <table:table-row table:style-name="ro1">
          <table:table-cell/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</text:p>
          </table:table-cell>
          <table:table-cell office:value-type="string" calcext:value-type="string">
            <text:p>Simon(Jesus’s_brother)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righteous,righteousness: good: work,do</text:p>
          </table:table-cell>
          <table:table-cell office:value-type="string" calcext:value-type="string">
            <text:p>sinfu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righteous,roghteousness: good: work,do</text:p>
          </table:table-cell>
          <table:table-cell office:value-type="string" calcext:value-type="string">
            <text:p>s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dance: walk: happy,joy</text:p>
          </table:table-cell>
          <table:table-cell office:value-type="string" calcext:value-type="string">
            <text:p>song:Psal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righteous,righteousness: good: person: work,d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small,few: love,compass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small,few: love,compassi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ove,over: up: thing: land,ground,eart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pers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e_down:res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to,forwar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w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many: small,few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small,few</text:p>
          </table:table-cell>
          <table:table-cell office:value-type="string" calcext:value-type="string">
            <text:p>leas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se</text:p>
          </table:table-cell>
        </table:table-row>
        <table:table-row table:style-name="ro1">
          <table:table-cell/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fire,hot,he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ec9a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y: good: straigh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,hot,heat: village: many: neighbor: house: nea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ground_soil:dir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no,not: land,ground,earth</text:p>
          </table:table-cell>
          <table:table-cell office:value-type="string" calcext:value-type="string">
            <text:p>foreigner:gentil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war,fight,bat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isdom,wise: know,knowledge: o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me:par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a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: son: love,compassion: .: ma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dance: walk: happy,joy</text:p>
          </table:table-cell>
          <table:table-cell office:value-type="string" calcext:value-type="string">
            <text:p>Psalm:si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a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,travel,trip,journey: with: equal,same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help: straight: people: god: crown,ruler,king,lord: ma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,ruler,king,lord: scripture,bible,word_of_god: book,learn,read: cross: building: synagogu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seed: grain,wheat: small,few</text:p>
          </table:table-cell>
          <table:table-cell office:value-type="string" calcext:value-type="string">
            <text:p>to_plan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and: seed: grain,wheat: small,few</text:p>
          </table:table-cell>
          <table:table-cell office:value-type="string" calcext:value-type="string">
            <text:p>farm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rth:ground:land:place</text:p>
          </table:table-cell>
        </table:table-row>
        <table:table-row table:style-name="ro1">
          <table:table-cell/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rection: land,ground,eart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uth:sai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money,wealth,wealthy</text:p>
          </table:table-cell>
          <table:table-cell office:value-type="string" calcext:value-type="string">
            <text:p>bu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pers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to,forward: wet,water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vide:division:separat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cup,drin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art,some: grain,whea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tick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v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straight: pers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ginn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traigh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hing: no,not: you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,ruler,king,lord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money,wealth,wealthy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sad,grieve: because,purpose,reason,therefore: know,knowledge: ?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thin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end,fin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ec43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eat,food,meal: mouth,said,speak: thing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: mouth,said,speak</text:p>
          </table:table-cell>
          <table:table-cell office:value-type="string" calcext:value-type="string">
            <text:p>message:news:report:parabl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,destroy: knife,cut: person: no,not: blood: hand: wet,wate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ve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can,ability,power: big: knife,cut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no,not: good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no,not: good: thing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urt,pain: knife,cut: hear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fire,heat,ho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dow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good: flowe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: cross: scripture,bible,word of god: bui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,water: good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,day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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,journey,travel,trip: building</text:p>
          </table:table-cell>
          <table:table-cell office:value-type="string" calcext:value-type="string">
            <text:p>ten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bring:carry</text:p>
          </table:table-cell>
        </table:table-row>
        <table:table-row table:style-name="ro1">
          <table:table-cell/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fru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: small,few: net: village: many: neighbor: house: ne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fabric,clothing: 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money,wealth,wealthy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crown,ruler,king,lord: money,wealth,wealth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book,read,learn</text:p>
          </table:table-cell>
          <table:table-cell office:value-type="string" calcext:value-type="string">
            <text:p>teach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mouth,said,speak: book,read,lear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book,read,learn</text:p>
          </table:table-cell>
          <table:table-cell office:value-type="string" calcext:value-type="string">
            <text:p>tea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bo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building</text:p>
          </table:table-cell>
          <table:table-cell office:value-type="string" calcext:value-type="string">
            <text:p>chur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desire,like,want: love,compassion: heart</text:p>
          </table:table-cell>
          <table:table-cell office:value-type="string" calcext:value-type="string">
            <text:p>tempt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desire,like,want: love,compassion: heart</text:p>
          </table:table-cell>
          <table:table-cell office:value-type="string" calcext:value-type="string">
            <text:p>temp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,travel,trip,journey: building</text:p>
          </table:table-cell>
          <table:table-cell office:value-type="string" calcext:value-type="string">
            <text:p>tabernacle</text:p>
          </table:table-cell>
        </table:table-row>
        <table:table-row table:style-name="ro1">
          <table:table-cell/>
          <table:table-cell office:value-type="string" calcext:value-type="string">
            <text:p></text:p>
          </table:table-cell>
          <table:table-cell office:value-type="string" calcext:value-type="string">
            <text:p>Terah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at: sheep: bone: so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now,knowledge: deceive,deception.false,lead_astray,lie: no,not: good: meas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stioned,ask: mouth,said,speak: ?: o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: mouth,said,speak: beginning,start</text:p>
          </table:table-cell>
          <table:table-cell office:value-type="string" calcext:value-type="string">
            <text:p>witness</text:p>
          </table:table-cell>
        </table:table-row>
        <table:table-row table:style-name="ro1">
          <table:table-cell/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oft: hear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gift: hand: love,compassion</text:p>
          </table:table-cell>
          <table:table-cell office:value-type="string" calcext:value-type="string">
            <text:p>grateful:gratitud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very: th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hey</text:p>
          </table:table-cell>
        </table:table-row>
        <table:table-row table:style-name="ro1">
          <table:table-cell/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riend: person: love,compass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because:purpose:reason</text:p>
          </table:table-cell>
        </table:table-row>
        <table:table-row table:style-name="ro1">
          <table:table-cell/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vail,triumph,victory: crown,ruler,king,lord: war,fight,battl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deceive,deception,false,lead_astray,lie: no,not: good: measur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h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and: no,not: good</text:p>
          </table:table-cell>
          <table:table-cell office:value-type="string" calcext:value-type="string">
            <text:p>robb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think_opinion:think_wonder:mind</text:p>
          </table:table-cell>
        </table:table-row>
        <table:table-row table:style-name="ro1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ink_opinion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ink:thought:think_wonder:mind</text:p>
          </table:table-cell>
        </table:table-row>
        <table:table-row table:style-name="ro1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ink_wonder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ink:thought:think_opinion:mi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ame,equal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ink:think_opinion:think_wonder:min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de,division,separate,split: grain,whe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 office:value-type="string" calcext:value-type="string">
            <text:p>ec42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split,divide,division,separate: grain,whe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chair,si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to,forwar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sto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se,smell: village: many: neighbor: house: near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: stream,river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</text:p>
          </table:table-cell>
          <table:table-cell office:value-type="string" calcext:value-type="string">
            <text:p>Tiberius</text:p>
          </table:table-cell>
          <table:table-cell office:value-type="string" calcext:value-type="string">
            <text:p>ec3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river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not</text:p>
          </table:table-cell>
        </table:table-row>
        <table:table-row table:style-name="ro1">
          <table:table-cell/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ove compassion: blind: no,not: eye,se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/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od: money,wealth,wealth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onor: crown,ruler,king,lord: sw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al: hand: happy,joy: heart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war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: person</text:p>
          </table:table-cell>
          <table:table-cell office:value-type="string" calcext:value-type="string">
            <text:p>clot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seed: grain,wheat: small,few</text:p>
          </table:table-cell>
          <table:table-cell office:value-type="string" calcext:value-type="string">
            <text:p>sow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gathered_peop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things</text:p>
          </table:table-cell>
          <table:table-cell office:value-type="string" calcext:value-type="string">
            <text:p>gathered_thing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dead,death,die: no,not: heart</text:p>
          </table:table-cell>
          <table:table-cell office:value-type="string" calcext:value-type="string">
            <text:p>grav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fabric,clothing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hand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ec3f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d: no,not: soft: land,ground,earth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: person: eye,see</text:p>
          </table:table-cell>
          <table:table-cell office:value-type="string" calcext:value-type="string">
            <text:p>transfigur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: person: eye,see</text:p>
          </table:table-cell>
          <table:table-cell office:value-type="string" calcext:value-type="string">
            <text:p>transfiguratio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urney:trip:g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od:plant</text:p>
          </table:table-cell>
        </table:table-row>
        <table:table-row table:style-name="ro1">
          <table:table-cell/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ice: to,forward: hand: equal: land,ground,earth: church,temple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family: house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</text:p>
          </table:table-cell>
          <table:table-cell office:value-type="string" calcext:value-type="string">
            <text:p>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persecution:persecute</text:p>
          </table:table-cell>
        </table:table-row>
        <table:table-row table:style-name="ro1">
          <table:table-cell/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vel:journey:g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war,fight,battle</text:p>
          </table:table-cell>
          <table:table-cell office:value-type="string" calcext:value-type="string">
            <text:p>victory:prevail</text:p>
          </table:table-cell>
        </table:table-row>
        <table:table-row table:style-name="ro1">
          <table:table-cell/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ook read,learn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rt: no,not: goo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table:style-name="ce3"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easure</text:p>
          </table:table-cell>
          <table:table-cell office:value-type="string" calcext:value-type="string">
            <text:p>truth:tru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thing: mouth,said,spea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truth: good: measur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easure</text:p>
          </table:table-cell>
          <table:table-cell table:style-name="ce3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work,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no,not: ability,can,power: big: knife,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no,not: pain,hurt: knife,cut: heart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nge</text:p>
          </table:table-cell>
        </table:table-row>
        <table:table-row table:style-name="ro1">
          <table:table-cell/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love,compassion: equal,same: small,few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ad: no,not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rt,pain: knife,cut: heart: village: many: neighbor;house;nea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believe,faith: know,knowledge: cross</text:p>
          </table:table-cell>
          <table:table-cell office:value-type="string" calcext:value-type="string">
            <text:p>doub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.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very</text:p>
          </table:table-cell>
          <table:table-cell office:value-type="string" calcext:value-type="string">
            <text:p>understand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very</text:p>
          </table:table-cell>
          <table:table-cell office:value-type="string" calcext:value-type="string">
            <text:p>understan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rain,wheat: dow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ti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time,whe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ountry,nation: big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ee,eye: sun,day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,i</text:p>
          </table:table-cell>
          <table:table-cell office:value-type="string" calcext:value-type="string">
            <text:p>w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work,do</text:p>
          </table:table-cell>
          <table:table-cell office:value-type="string" calcext:value-type="string">
            <text:p>usefu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work,do</text:p>
          </table:table-cell>
          <table:table-cell office:value-type="string" calcext:value-type="string">
            <text:p>u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thing: work,do</text:p>
          </table:table-cell>
          <table:table-cell office:value-type="string" calcext:value-type="string">
            <text:p>futile</text:p>
          </table:table-cell>
        </table:table-row>
        <table:table-row table:style-name="ro1">
          <table:table-cell/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hild: small,few: person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worthy:wort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backward: money,wealth,wealthy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war,fight,battle</text:p>
          </table:table-cell>
          <table:table-cell office:value-type="string" calcext:value-type="string">
            <text:p>prevail:triumph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up: plant,tree,wood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uit: land,ground,earth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e,clean: wet,water: good: wo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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rest,sleep,lie_down</text:p>
          </table:table-cell>
          <table:table-cell office:value-type="string" calcext:value-type="string">
            <text:p>drea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near</text:p>
          </table:table-cell>
          <table:table-cell office:value-type="string" calcext:value-type="string">
            <text:p>co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ear,hea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y: person: straight: time,when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desire:lik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ttle:figh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pure,clean: wet,water: good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ma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towe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: wet,water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th:roa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,i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strong: hand: can,ability,power: big: knife,cu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althy:mone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ney:wealt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,beginning: love,compassion: man: woman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ven: day,su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measure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measure</text:p>
          </table:table-cell>
          <table:table-cell office:value-type="string" calcext:value-type="string">
            <text:p>weig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hole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ask,questioned: mouth,said,speak: ?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i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ask,questioned: mouth,said,speak: ?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et,silence: mouth,said,speak: no,not: ear,hear</text:p>
          </table:table-cell>
          <table:table-cell office:value-type="string" calcext:value-type="string">
            <text:p>secre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colo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ask,questioned: mouth,said,speak: ?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ause,purpose,reason,therefore: know,knowledge: ask,questioned: mouth,said,speak: ?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love,compassion: no,no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love,compassio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rest,sleep,lie down: love,compassio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no,not: plant,tree,wood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/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 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nt:desire:lik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o,forward: ai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: fruit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</text:p>
          </table:table-cell>
        </table:table-row>
        <table:table-row table:style-name="ro1">
          <table:table-cell/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ec41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in,wheat: air: tool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cold: no,not: fire,heat,ho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or</text:p>
          </table:table-cell>
          <table:table-cell office:value-type="string" calcext:value-type="string">
            <text:p>wi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or</text:p>
          </table:table-cell>
          <table:table-cell office:value-type="string" calcext:value-type="string">
            <text:p>wisdo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: equal,sam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: mouth,said,speak: beginning,start</text:p>
          </table:table-cell>
          <table:table-cell office:value-type="string" calcext:value-type="string">
            <text:p>testimo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nt:tre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small,f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wn.ruler,king,lord: bible,scripture,word_of_god: book,learn,read: cros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Bible:Scriptu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sna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fear:afrai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man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exalt:prai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worthy:val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value:wort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ange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n,write</text:p>
          </table:table-cell>
          <table:table-cell office:value-type="string" calcext:value-type="string">
            <text:p>author:scrib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wn,king,ruler,lord: ma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around: sun,day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rrec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: tool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time,wh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ure,clean: wet,water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ad,grieve: work,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ather: l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ou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ad: f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right: very: sun,day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eed: wheat,grain: small,f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under: mouth,said,speak: storm: bad: no,not: good: spirit: person</text:p>
          </table:table-cell>
          <table:table-cell/>
        </table:table-row>
        <table:table-row table:style-name="ro1" table:number-rows-repeated="104711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merged.A1:merged.H146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UN6.0" svg:font-family="SUN6.0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1T08:18:06.698000000</dc:date>
    <meta:editing-duration>PT2M15S</meta:editing-duration>
    <meta:editing-cycles>1</meta:editing-cycles>
    <meta:document-statistic meta:table-count="1" meta:cell-count="9956" meta:object-count="0"/>
    <meta:generator>LibreOffice/6.2.0.3$Windows_X86_64 LibreOffice_project/98c6a8a1c6c7b144ce3cc729e34964b47ce25d62</meta:generator>
  </office:meta>
</office:document-meta>
</file>